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122464" officeooo:paragraph-rsid="00122464" style:font-size-asian="18pt" style:font-weight-asian="bold" style:font-size-complex="18pt" style:font-weight-complex="bold"/>
    </style:style>
    <style:style style:name="P2" style:family="paragraph" style:parent-style-name="Standard">
      <style:text-properties officeooo:rsid="00126783" officeooo:paragraph-rsid="00126783"/>
    </style:style>
    <style:style style:name="P3" style:family="paragraph" style:parent-style-name="Standard">
      <style:text-properties fo:font-weight="bold" officeooo:rsid="00126783" officeooo:paragraph-rsid="00126783" style:font-weight-asian="bold" style:font-weight-complex="bold"/>
    </style:style>
    <style:style style:name="P4" style:family="paragraph" style:parent-style-name="Text_20_body">
      <style:text-properties officeooo:rsid="00142e80" officeooo:paragraph-rsid="00142e80"/>
    </style:style>
    <style:style style:name="T1" style:family="text">
      <style:text-properties fo:font-weight="bold"/>
    </style:style>
    <style:style style:name="T2" style:family="text">
      <style:text-properties fo:font-style="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text:bookmark text:name="ques6"/><text:span text:style-name="Strong_20_Emphasis">Question27. What Is Network Penetration Testing?</text:span></text:h>
      <text:section text:style-name="Sect1" text:name="accordion6">
        <text:p text:style-name="Text_20_body"><text:span text:style-name="Strong_20_Emphasis">Answer :</text:span></text:p>
        <text:p text:style-name="Text_20_body">A penetration test, also referred to as “pentest”, is a method of evaluating the security of a computer system or network by simulating an attack from malicious outsiders (without any authorised means of accessing the company's networks) but also malicious insiders (who have some level of authorised access).</text:p>
        <text:p text:style-name="Text_20_body">The process involves an active analysis of the system for any potential vulnerabilities that could result from poor or improper system configuration, known and unknown hardware or software flaws, or operational weaknesses.</text:p>
        <text:p text:style-name="Text_20_body">The analysis is carried out from the position of a potential hacker and can involve active exploitation of security vulnerabilities.</text:p>
      </text:section>
      <text:p text:style-name="P1">What is vulnerability assessment and vulnerability management?</text:p>
      <text:p text:style-name="P1"/>
      <text:p text:style-name="Standard">A <text:span text:style-name="T1">vulnerability assessment</text:span> is the process of identifying, quantifying, and prioritizing (or ranking) the <text:a xlink:type="simple" xlink:href="https://en.wikipedia.org/wiki/Vulnerability" text:style-name="Internet_20_link" text:visited-style-name="Visited_20_Internet_20_Link">vulnerabilities</text:a> in a system.</text:p>
      <text:p text:style-name="Standard"/>
      <text:p text:style-name="Standard"><text:span text:style-name="T1">Vulnerability management</text:span> is the "cyclical practice of identifying, classifying, remediating, and mitigating <text:span text:style-name="T1">vulnerabilities</text:span>", particularly in <text:span text:style-name="T1">software</text:span>. <text:span text:style-name="T1">Vulnerability management</text:span> is integral to computer security and network security.</text:p>
      <text:p text:style-name="Standard"/>
      <text:p text:style-name="Standard">The <text:span text:style-name="T1">vulnerability management life cycle</text:span> is the key process for finding and remediating security weaknesses before they are exploited. Policy definition, <text:span text:style-name="T1">assessment</text:span>, shielding, mitigation and monitoring are required.</text:p>
      <text:p text:style-name="Standard"/>
      <text:p text:style-name="P3">Digest Authentication:</text:p>
      <text:p text:style-name="P2"/>
      <text:p text:style-name="Text_20_body"><text:span text:style-name="T1">Digest access authentication</text:span> is one of the agreed-upon methods a <text:a xlink:type="simple" xlink:href="https://en.wikipedia.org/wiki/Web_server" text:style-name="Internet_20_link" text:visited-style-name="Visited_20_Internet_20_Link">web server</text:a> can use to negotiate credentials, such as username or password, with a user's <text:a xlink:type="simple" xlink:href="https://en.wikipedia.org/wiki/Web_browser" text:style-name="Internet_20_link" text:visited-style-name="Visited_20_Internet_20_Link">web browser</text:a>. This can be used to confirm the identity of a user before sending sensitive information, such as online banking transaction history. It applies a <text:a xlink:type="simple" xlink:href="https://en.wikipedia.org/wiki/Hash_function" text:style-name="Internet_20_link" text:visited-style-name="Visited_20_Internet_20_Link">hash function</text:a> to the username and <text:a xlink:type="simple" xlink:href="https://en.wikipedia.org/wiki/Password" text:style-name="Internet_20_link" text:visited-style-name="Visited_20_Internet_20_Link">password</text:a> before sending them over the network. In contrast, <text:a xlink:type="simple" xlink:href="https://en.wikipedia.org/wiki/Basic_access_authentication" text:style-name="Internet_20_link" text:visited-style-name="Visited_20_Internet_20_Link">basic access authentication</text:a> uses the easily reversible <text:a xlink:type="simple" xlink:href="https://en.wikipedia.org/wiki/Base64" text:style-name="Internet_20_link" text:visited-style-name="Visited_20_Internet_20_Link">Base64</text:a> encoding instead of encryption, making it non-secure unless used in conjunction with <text:a xlink:type="simple" xlink:href="https://en.wikipedia.org/wiki/Transport_Layer_Security" text:style-name="Internet_20_link" text:visited-style-name="Visited_20_Internet_20_Link">TLS</text:a>.</text:p>
      <text:p text:style-name="Text_20_body">Technically, digest authentication is an application of <text:a xlink:type="simple" xlink:href="https://en.wikipedia.org/wiki/MD5" text:style-name="Internet_20_link" text:visited-style-name="Visited_20_Internet_20_Link">MD5</text:a> <text:a xlink:type="simple" xlink:href="https://en.wikipedia.org/wiki/Cryptographic_hash" text:style-name="Internet_20_link" text:visited-style-name="Visited_20_Internet_20_Link">cryptographic hashing</text:a> with usage of <text:a xlink:type="simple" xlink:href="https://en.wikipedia.org/wiki/Cryptographic_nonce" text:style-name="Internet_20_link" text:visited-style-name="Visited_20_Internet_20_Link">nonce</text:a> values to prevent <text:a xlink:type="simple" xlink:href="https://en.wikipedia.org/wiki/Replay_attack" text:style-name="Internet_20_link" text:visited-style-name="Visited_20_Internet_20_Link">replay attacks</text:a>. It uses the <text:a xlink:type="simple" xlink:href="https://en.wikipedia.org/wiki/Hypertext_Transfer_Protocol" text:style-name="Internet_20_link" text:visited-style-name="Visited_20_Internet_20_Link">HTTP</text:a> protocol.</text:p>
      <text:p text:style-name="P4"><text:span text:style-name="T1"/></text:p>
      <text:p text:style-name="P4"><text:span text:style-name="T1"/></text:p>
      <text:p text:style-name="P4"><text:soft-page-break/><text:span text:style-name="T1">XSRF:</text:span></text:p>
      <text:p text:style-name="Text_20_body"><text:span text:style-name="T1">Cross-site request forgery</text:span>, also known as <text:span text:style-name="T1">one-click attack</text:span> or <text:span text:style-name="T1">session riding</text:span> and abbreviated as <text:span text:style-name="T1">CSRF</text:span> (sometimes pronounced <text:span text:style-name="T2">sea-surf</text:span><text:bookmark text:name="cite_ref-Shiflett_1-0"/><text:a xlink:type="simple" xlink:href="https://en.wikipedia.org/wiki/Cross-site_request_forgery#cite_note-Shiflett-1" text:style-name="Internet_20_link" text:visited-style-name="Visited_20_Internet_20_Link">[1]</text:a>) or <text:span text:style-name="T1">XSRF</text:span>, is a type of malicious <text:a xlink:type="simple" xlink:href="https://en.wikipedia.org/wiki/Exploit_(computer_science)" text:style-name="Internet_20_link" text:visited-style-name="Visited_20_Internet_20_Link">exploit</text:a> of a <text:a xlink:type="simple" xlink:href="https://en.wikipedia.org/wiki/Website" text:style-name="Internet_20_link" text:visited-style-name="Visited_20_Internet_20_Link">website</text:a> where unauthorized commands are transmitted from a <text:a xlink:type="simple" xlink:href="https://en.wikipedia.org/wiki/User_(computing)" text:style-name="Internet_20_link" text:visited-style-name="Visited_20_Internet_20_Link">user</text:a> that the web application trusts.<text:bookmark text:name="cite_ref-Ristic_2-0"/><text:a xlink:type="simple" xlink:href="https://en.wikipedia.org/wiki/Cross-site_request_forgery#cite_note-Ristic-2" text:style-name="Internet_20_link" text:visited-style-name="Visited_20_Internet_20_Link">[2]</text:a> There are many ways in which a malicious website can transmit such commands; specially-crafted image tags, hidden forms, and JavaScript XMLHttpRequests, for example, can all work without the user's interaction or even knowledge. Unlike <text:a xlink:type="simple" xlink:href="https://en.wikipedia.org/wiki/Cross-site_scripting" text:style-name="Internet_20_link" text:visited-style-name="Visited_20_Internet_20_Link">cross-site scripting</text:a> (XSS), which exploits the trust a user has for a particular site, CSRF exploits the trust that a site has in a user's brow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22:05:51.831990387</meta:creation-date>
    <dc:date>2018-04-12T23:08:20.345220792</dc:date>
    <meta:editing-duration>P1DT52M17S</meta:editing-duration>
    <meta:editing-cycles>4</meta:editing-cycles>
    <meta:generator>LibreOffice/5.1.6.2$Linux_X86_64 LibreOffice_project/10m0$Build-2</meta:generator>
    <meta:document-statistic meta:table-count="0" meta:image-count="0" meta:object-count="0" meta:page-count="2" meta:paragraph-count="14" meta:word-count="403" meta:character-count="2771" meta:non-whitespace-character-count="2382"/>
  </office:meta>
</office:document-meta>
</file>